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officeooo:rsid="0011a209" officeooo:paragraph-rsid="0011a209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style:font-name="Arial" style:font-name-complex="Arial1"/>
    </style:style>
    <style:style style:name="P19" style:family="paragraph" style:parent-style-name="Standard">
      <style:paragraph-properties fo:margin-top="0cm" fo:margin-bottom="0cm" loext:contextual-spacing="false" fo:line-height="150%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size-asian="12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fo:font-weight="normal" officeooo:rsid="000b5b1b" officeooo:paragraph-rsid="000b5b1b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fo:font-weight="normal" officeooo:paragraph-rsid="000c701a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 fo:break-before="page"/>
    </style:style>
    <style:style style:name="P2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2" style:family="paragraph" style:parent-style-name="Standard">
      <loext:graphic-properties draw:fill="solid" draw:fill-color="#ffffff"/>
      <style:paragraph-properties fo:margin-top="0cm" fo:margin-bottom="0.397cm" loext:contextual-spacing="false" fo:line-height="150%" fo:background-color="#ffffff"/>
    </style:style>
    <style:style style:name="P33" style:family="paragraph" style:parent-style-name="Standard">
      <loext:graphic-properties draw:fill="solid" draw:fill-color="#ffffff"/>
      <style:paragraph-properties fo:margin-top="0cm" fo:margin-bottom="0.397cm" loext:contextual-spacing="false" fo:line-height="150%" fo:background-color="#ffffff"/>
      <style:text-properties officeooo:rsid="000e7f31" officeooo:paragraph-rsid="000e7f3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5" style:family="paragraph" style:parent-style-name="Standard">
      <style:paragraph-properties fo:margin-left="-0.134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6" style:family="paragraph" style:parent-style-name="Standard">
      <style:paragraph-properties fo:margin-left="3.747cm" fo:margin-right="0cm" fo:text-align="justify" style:justify-single-word="false" fo:text-indent="1.249cm" style:auto-text-indent="false"/>
    </style:style>
    <style:style style:name="P37" style:family="paragraph" style:parent-style-name="Standard">
      <style:paragraph-properties fo:margin-left="-0.019cm" fo:margin-right="0cm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8" style:family="paragraph" style:parent-style-name="Standard">
      <style:paragraph-properties fo:margin-left="-0.019cm" fo:margin-right="0cm" fo:margin-top="0cm" fo:margin-bottom="0cm" loext:contextual-spacing="false" fo:line-height="150%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9" style:family="paragraph" style:parent-style-name="List_20_Paragraph">
      <style:paragraph-properties fo:margin-left="0.714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0" style:family="paragraph" style:parent-style-name="List_20_Paragraph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41" style:family="paragraph" style:parent-style-name="List_20_Paragraph">
      <style:paragraph-properties fo:margin-left="0.25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42" style:family="paragraph" style:parent-style-name="List_20_Paragraph">
      <style:paragraph-properties fo:margin-left="0.501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P43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44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P45" style:family="paragraph" style:parent-style-name="List_20_Paragraph">
      <style:paragraph-properties fo:margin-left="1.136cm" fo:margin-right="0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46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1.249cm" style:auto-text-indent="false"/>
    </style:style>
    <style:style style:name="P47" style:family="paragraph" style:parent-style-name="List_20_Paragraph">
      <style:paragraph-properties fo:margin-left="1.251cm" fo:margin-right="0cm" fo:text-indent="0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48" style:family="paragraph" style:parent-style-name="List_20_Paragraph">
      <style:paragraph-properties fo:margin-left="0.63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49" style:family="paragraph" style:parent-style-name="Heading_20_2">
      <style:paragraph-properties fo:margin-top="0cm" fo:margin-bottom="0.353cm" loext:contextual-spacing="false" fo:line-height="150%"/>
    </style:style>
    <style:style style:name="P50" style:family="paragraph" style:parent-style-name="Heading_20_1">
      <style:paragraph-properties fo:text-align="justify" style:justify-single-word="false"/>
    </style:style>
    <style:style style:name="P51" style:family="paragraph" style:parent-style-name="Heading_20_1">
      <style:paragraph-properties fo:text-align="justify" style:justify-single-word="false" fo:break-before="page"/>
    </style:style>
    <style:style style:name="P52" style:family="paragraph" style:parent-style-name="Heading_20_1" style:master-page-name="Converted1">
      <style:paragraph-properties style:page-number="auto"/>
    </style:style>
    <style:style style:name="P53" style:family="paragraph" style:parent-style-name="Heading_20_3">
      <style:paragraph-properties fo:text-align="justify" style:justify-single-word="false"/>
    </style:style>
    <style:style style:name="P54" style:family="paragraph" style:parent-style-name="Heading_20_3">
      <style:paragraph-properties fo:margin-top="0cm" fo:margin-bottom="0.353cm" loext:contextual-spacing="false" fo:line-height="150%"/>
    </style:style>
    <style:style style:name="P55" style:family="paragraph" style:parent-style-name="Contents_20_1">
      <style:text-properties fo:font-variant="normal" fo:text-transform="none" style:font-name="Calibri" fo:font-size="11pt" style:font-name-asian="F" style:font-size-asian="11pt" style:font-name-complex="F" style:font-size-complex="11pt" style:font-weight-complex="normal"/>
    </style:style>
    <style:style style:name="P56" style:family="paragraph" style:parent-style-name="table_20_of_20_figur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57" style:family="paragraph" style:parent-style-name="Header">
      <style:paragraph-properties>
        <style:tab-stops>
          <style:tab-stop style:position="6.292cm"/>
          <style:tab-stop style:position="7.5cm" style:type="center"/>
          <style:tab-stop style:position="15cm" style:type="right"/>
          <style:tab-stop style:position="16cm" style:type="right"/>
        </style:tab-stops>
      </style:paragraph-properties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0b5b1b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officeooo:rsid="000c701a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2pt" officeooo:rsid="000adf95" style:font-size-asian="12pt" style:font-name-complex="Arial1" style:font-size-complex="12pt" style:font-weight-complex="bold"/>
    </style:style>
    <style:style style:name="T8" style:family="text">
      <style:text-properties style:font-name="Arial" fo:font-size="12pt" officeooo:rsid="000b5b1b" style:font-size-asian="12pt" style:font-name-complex="Arial1" style:font-size-complex="12pt"/>
    </style:style>
    <style:style style:name="T9" style:family="text">
      <style:text-properties style:font-name="Arial" fo:font-size="12pt" officeooo:rsid="000c701a" style:font-size-asian="12pt" style:font-name-complex="Arial1" style:font-size-complex="12pt"/>
    </style:style>
    <style:style style:name="T10" style:family="text">
      <style:text-properties style:font-name="Arial" fo:font-size="12pt" officeooo:rsid="0011a209" style:font-size-asian="12pt" style:font-name-complex="Arial1" style:font-size-complex="12pt"/>
    </style:style>
    <style:style style:name="T11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12" style:family="text">
      <style:text-properties style:font-name="Arial" fo:font-size="12pt" fo:font-weight="normal" officeooo:rsid="000b5b1b" style:font-size-asian="12pt" style:font-weight-asian="normal" style:font-name-complex="Arial1" style:font-size-complex="12pt" style:font-weight-complex="normal"/>
    </style:style>
    <style:style style:name="T13" style:family="text">
      <style:text-properties style:font-name="Arial" fo:font-weight="bold" style:font-weight-asian="bold" style:font-name-complex="Arial1"/>
    </style:style>
    <style:style style:name="T14" style:family="text">
      <style:text-properties text:display="true"/>
    </style:style>
    <style:style style:name="T15" style:family="text">
      <style:text-properties style:font-name="Calibri" fo:font-size="11pt" style:font-name-asian="F" style:font-size-asian="11pt" style:font-name-complex="F" style:font-size-complex="11pt"/>
    </style:style>
    <style:style style:name="T16" style:family="text">
      <style:text-properties fo:font-variant="normal" fo:text-transform="none" style:font-name="Calibri" fo:font-size="11pt" style:font-name-asian="F" style:font-size-asian="11pt" style:font-name-complex="F" style:font-size-complex="11pt" style:font-weight-complex="normal"/>
    </style:style>
    <style:style style:name="T17" style:family="text">
      <style:text-properties fo:font-variant="normal" fo:text-transform="none" style:font-name="Calibri" fo:font-size="11pt" style:font-name-asian="F" style:font-size-asian="11pt" style:font-name-complex="F" style:font-size-complex="11pt"/>
    </style:style>
    <style:style style:name="T18" style:family="text">
      <style:text-properties fo:color="#000000" style:font-name="Arial" fo:font-size="12pt" style:font-size-asian="12pt" style:font-name-complex="Arial1" style:font-size-complex="10.5pt"/>
    </style:style>
    <style:style style:name="T19" style:family="text">
      <style:text-properties fo:color="#000000" style:font-name="Arial" fo:font-size="12pt" officeooo:rsid="0011a209" style:font-size-asian="12pt" style:font-name-complex="Arial1" style:font-size-complex="10.5pt"/>
    </style:style>
    <style:style style:name="T20" style:family="text">
      <style:text-properties fo:color="#000000" style:font-name="Arial" fo:font-size="12pt" fo:font-weight="bold" style:font-size-asian="12pt" style:font-weight-asian="bold" style:font-size-complex="14pt" style:font-weight-complex="bold"/>
    </style:style>
    <style:style style:name="T21" style:family="text">
      <style:text-properties fo:font-weight="bold" style:font-weight-asian="bold" style:font-name-complex="Arial1" style:font-size-complex="12pt"/>
    </style:style>
    <style:style style:name="T22" style:family="text">
      <style:text-properties style:font-name-complex="Arial1" style:font-size-complex="12pt"/>
    </style:style>
    <style:style style:name="T23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oft-page-break/><text:span text:style-name="T2">FACULDADE ESTÁCIO DA PARAÍBA</text:span></text:p>
      <text:p text:style-name="P13"><text:span text:style-name="T2">CURSO DE ANÁLISE E DESENVOLVIMENTO DE SISTEMAS</text:span></text:p>
      <text:p text:style-name="P1"/>
      <text:p text:style-name="P1"/>
      <text:p text:style-name="P1"/>
      <text:p text:style-name="P1"/>
      <text:p text:style-name="P9"><text:span text:style-name="T1">&lt;Polixênia Correia e Erlon Fabio&gt;</text:span></text:p>
      <text:p text:style-name="P5"/>
      <text:p text:style-name="P5"/>
      <text:p text:style-name="P5"/>
      <text:p text:style-name="P2"/>
      <text:p text:style-name="P9"><text:span text:style-name="T2">&lt;VISITAS FISCAL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2">JOÃO PESSOA-PB</text:span></text:p>
      <text:p text:style-name="P13"><text:span text:style-name="T2">2019</text:span></text:p>
      <text:p text:style-name="P9"><text:soft-page-break/><text:span text:style-name="T1">LISTA DE TABELAS</text:span></text:p>
      <text:p text:style-name="P9"/>
      <text:illustration-index text:style-name="Sect1" text:protected="true" text:name="Índice de figuras1">
        <text:illustration-index-source text:caption-sequence-name="Quadro" text:caption-sequence-format="text">
          <text:index-title-template text:style-name="Illustration_20_Index_20_Heading"/>
          <text:illustration-index-entry-template text:style-name="Illustration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56"><text:a xlink:type="simple" xlink:href="#_Toc359451405" text:style-name="Index_20_Link" text:visited-style-name="Index_20_Link">Quadro 1 - &lt;TÍTULO DO QUADRO&gt;</text:a><text:a xlink:type="simple" xlink:href="#_Toc359451405" text:style-name="Index_20_Link" text:visited-style-name="Index_20_Link"><text:span text:style-name="T14"><text:tab/>20</text:span></text:a></text:p>
          <text:p text:style-name="P56"><text:a xlink:type="simple" xlink:href="#_Toc359451406" text:style-name="Index_20_Link" text:visited-style-name="Index_20_Link">Quadro 2 - &lt;TÍTULO DO QUADRO&gt;</text:a><text:a xlink:type="simple" xlink:href="#_Toc359451406" text:style-name="Index_20_Link" text:visited-style-name="Index_20_Link"><text:span text:style-name="T14"><text:tab/>21</text:span></text:a></text:p>
          <text:p text:style-name="P56"><text:a xlink:type="simple" xlink:href="#_Toc359451452" text:style-name="Index_20_Link" text:visited-style-name="Index_20_Link">Quadro 48 - &lt;TÍTULO DO QUADRO&gt;</text:a><text:a xlink:type="simple" xlink:href="#_Toc359451452" text:style-name="Index_20_Link" text:visited-style-name="Index_20_Link"><text:span text:style-name="T14"><text:tab/>71</text:span></text:a></text:p>
          <text:p text:style-name="P18"/>
        </text:index-body>
      </text:illustration-index>
      <text:p text:style-name="P8"/>
      <text:p text:style-name="P27"><text:span text:style-name="T1">LISTA DE ILUSTRAÇÕES</text:span></text:p>
      <text:p text:style-name="Standard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56"><text:a xlink:type="simple" xlink:href="#_Toc359450830" text:style-name="Index_20_Link" text:visited-style-name="Index_20_Link">Figura 1 - &lt;TÍTULO DA ILUSTRAÇÃO&gt;</text:a><text:a xlink:type="simple" xlink:href="#_Toc359450830" text:style-name="Index_20_Link" text:visited-style-name="Index_20_Link"><text:span text:style-name="T14"><text:tab/>19</text:span></text:a></text:p>
          <text:p text:style-name="P56"><text:a xlink:type="simple" xlink:href="#_Toc359450831" text:style-name="Index_20_Link" text:visited-style-name="Index_20_Link">Figura 2 - &lt;TÍTULO DA ILUSTRAÇÃO&gt;</text:a><text:a xlink:type="simple" xlink:href="#_Toc359450831" text:style-name="Index_20_Link" text:visited-style-name="Index_20_Link"><text:span text:style-name="T14"><text:tab/>29</text:span></text:a></text:p>
          <text:p text:style-name="P56"><text:a xlink:type="simple" xlink:href="#_Toc359450873" text:style-name="Index_20_Link" text:visited-style-name="Index_20_Link">Figura 44 - &lt;TÍTULO DA ILUSTRAÇÃO&gt;</text:a><text:a xlink:type="simple" xlink:href="#_Toc359450873" text:style-name="Index_20_Link" text:visited-style-name="Index_20_Link"><text:span text:style-name="T14"><text:tab/>66</text:span></text:a></text:p>
          <text:p text:style-name="P25"><text:span text:style-name="T1">SUMÁRIO</text:span></text:p>
        </text:index-body>
      </text:illustration-index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5"/>
        </text:index-body>
      </text:table-of-content>
      <text:p text:style-name="Contents_20_1"><text:a xlink:type="simple" xlink:href="#_Toc442803983" text:style-name="Index_20_Link" text:visited-style-name="Index_20_Link">1 CARACTERIZAÇÃO DO TRABALHO TÉCNICO</text:a><text:a xlink:type="simple" xlink:href="#_Toc442803983" text:style-name="Index_20_Link" text:visited-style-name="Index_20_Link"><text:span text:style-name="T14"><text:tab/>12</text:span></text:a></text:p>
      <text:p text:style-name="Contents_20_2"><text:a xlink:type="simple" xlink:href="#_Toc442803984" text:style-name="Index_20_Link" text:visited-style-name="Index_20_Link">1.1 TEMA E PROBLEMA</text:a><text:a xlink:type="simple" xlink:href="#_Toc442803984" text:style-name="Index_20_Link" text:visited-style-name="Index_20_Link"><text:span text:style-name="T14"><text:tab/>12</text:span></text:a></text:p>
      <text:p text:style-name="Contents_20_2"><text:a xlink:type="simple" xlink:href="#_Toc442803985" text:style-name="Index_20_Link" text:visited-style-name="Index_20_Link">1.2 SOLUÇÃO PROPOSTA</text:a><text:a xlink:type="simple" xlink:href="#_Toc442803985" text:style-name="Index_20_Link" text:visited-style-name="Index_20_Link"><text:span text:style-name="T14"><text:tab/>12</text:span></text:a></text:p>
      <text:p text:style-name="Contents_20_2"><text:a xlink:type="simple" xlink:href="#_Toc442803987" text:style-name="Index_20_Link" text:visited-style-name="Index_20_Link">1.3 OBJETIVOS</text:a><text:a xlink:type="simple" xlink:href="#_Toc442803987" text:style-name="Index_20_Link" text:visited-style-name="Index_20_Link"><text:span text:style-name="T14"><text:tab/>13</text:span></text:a></text:p>
      <text:p text:style-name="Contents_20_3"><text:a xlink:type="simple" xlink:href="#_Toc442803988" text:style-name="Index_20_Link" text:visited-style-name="Index_20_Link">1.3.1 Objetivo geral</text:a><text:a xlink:type="simple" xlink:href="#_Toc442803988" text:style-name="Index_20_Link" text:visited-style-name="Index_20_Link"><text:span text:style-name="T14"><text:tab/>13</text:span></text:a></text:p>
      <text:p text:style-name="Contents_20_3"><text:a xlink:type="simple" xlink:href="#_Toc442803989" text:style-name="Index_20_Link" text:visited-style-name="Index_20_Link">1.3.2 Objetivos específicos</text:a><text:a xlink:type="simple" xlink:href="#_Toc442803989" text:style-name="Index_20_Link" text:visited-style-name="Index_20_Link"><text:span text:style-name="T14"><text:tab/>13</text:span></text:a></text:p>
      <text:p text:style-name="Contents_20_2"><text:a xlink:type="simple" xlink:href="#_Toc442803990" text:style-name="Index_20_Link" text:visited-style-name="Index_20_Link">1.4 INDICAÇÃO DE METODOLOGIA</text:a><text:a xlink:type="simple" xlink:href="#_Toc442803990" text:style-name="Index_20_Link" text:visited-style-name="Index_20_Link"><text:span text:style-name="T14"><text:tab/>13</text:span></text:a></text:p>
      <text:p text:style-name="Contents_20_2"><text:a xlink:type="simple" xlink:href="#_Toc442803991" text:style-name="Index_20_Link" text:visited-style-name="Index_20_Link">1.5 ESTRUTURA DO DOCUMENTO</text:a><text:a xlink:type="simple" xlink:href="#_Toc442803991" text:style-name="Index_20_Link" text:visited-style-name="Index_20_Link"><text:span text:style-name="T14"><text:tab/>14</text:span></text:a></text:p>
      <text:p text:style-name="Contents_20_1"><text:a xlink:type="simple" xlink:href="#_Toc442803992" text:style-name="Index_20_Link" text:visited-style-name="Index_20_Link">2 PROCEDIMENTOS ADOTADOS</text:a><text:a xlink:type="simple" xlink:href="#_Toc442803992" text:style-name="Index_20_Link" text:visited-style-name="Index_20_Link"><text:span text:style-name="T14"><text:tab/>15</text:span></text:a></text:p>
      <text:p text:style-name="Contents_20_2"><text:a xlink:type="simple" xlink:href="#_Toc442803993" text:style-name="Index_20_Link" text:visited-style-name="Index_20_Link">2.1 MÉTODOS</text:a><text:a xlink:type="simple" xlink:href="#_Toc442803993" text:style-name="Index_20_Link" text:visited-style-name="Index_20_Link"><text:span text:style-name="T14"><text:tab/>15</text:span></text:a></text:p>
      <text:p text:style-name="Contents_20_2"><text:a xlink:type="simple" xlink:href="#_Toc442803994" text:style-name="Index_20_Link" text:visited-style-name="Index_20_Link">2.2 TÉCNICAS</text:a><text:a xlink:type="simple" xlink:href="#_Toc442803994" text:style-name="Index_20_Link" text:visited-style-name="Index_20_Link"><text:span text:style-name="T14"><text:tab/>15</text:span></text:a></text:p>
      <text:p text:style-name="Contents_20_2"><text:a xlink:type="simple" xlink:href="#_Toc442803995" text:style-name="Index_20_Link" text:visited-style-name="Index_20_Link">2.3 FERRAMENTAS</text:a><text:a xlink:type="simple" xlink:href="#_Toc442803995" text:style-name="Index_20_Link" text:visited-style-name="Index_20_Link"><text:span text:style-name="T14"><text:tab/>15</text:span></text:a></text:p>
      <text:p text:style-name="Contents_20_1"><text:a xlink:type="simple" xlink:href="#_Toc442803996" text:style-name="Index_20_Link" text:visited-style-name="Index_20_Link">3 RESULTADOS</text:a><text:a xlink:type="simple" xlink:href="#_Toc442803996" text:style-name="Index_20_Link" text:visited-style-name="Index_20_Link"><text:span text:style-name="T14"><text:tab/>16</text:span></text:a></text:p>
      <text:p text:style-name="Contents_20_2"><text:a xlink:type="simple" xlink:href="#_Toc442803998" text:style-name="Index_20_Link" text:visited-style-name="Index_20_Link">3.1 IDENTIFICAÇÃO DE REQUISITOS</text:a><text:a xlink:type="simple" xlink:href="#_Toc442803998" text:style-name="Index_20_Link" text:visited-style-name="Index_20_Link"><text:span text:style-name="T14"><text:tab/>16</text:span></text:a></text:p>
      <text:p text:style-name="Contents_20_3"><text:a xlink:type="simple" xlink:href="#_Toc442804000" text:style-name="Index_20_Link" text:visited-style-name="Index_20_Link">3.1.1 Descrição Simples dos Requisitos</text:a><text:a xlink:type="simple" xlink:href="#_Toc442804000" text:style-name="Index_20_Link" text:visited-style-name="Index_20_Link"><text:span text:style-name="T14"><text:tab/>17</text:span></text:a></text:p>
      <text:p text:style-name="Contents_20_2"><text:a xlink:type="simple" xlink:href="#_Toc442804001" text:style-name="Index_20_Link" text:visited-style-name="Index_20_Link">3.2 ANÁLISE DE REQUISITOS</text:a><text:a xlink:type="simple" xlink:href="#_Toc442804001" text:style-name="Index_20_Link" text:visited-style-name="Index_20_Link"><text:span text:style-name="T14"><text:tab/>17</text:span></text:a></text:p>
      <text:p text:style-name="Contents_20_3"><text:a xlink:type="simple" xlink:href="#_Toc442804002" text:style-name="Index_20_Link" text:visited-style-name="Index_20_Link">3.2.1 Diagrama de Caso de Uso – UC</text:a><text:a xlink:type="simple" xlink:href="#_Toc442804002" text:style-name="Index_20_Link" text:visited-style-name="Index_20_Link"><text:span text:style-name="T14"><text:tab/>17</text:span></text:a></text:p>
      <text:p text:style-name="Contents_20_3"><text:a xlink:type="simple" xlink:href="#_Toc442804003" text:style-name="Index_20_Link" text:visited-style-name="Index_20_Link">3.2.2 Descrição detalhada dos casos de uso com esboços de interfaces gráficas</text:a><text:a xlink:type="simple" xlink:href="#_Toc442804003" text:style-name="Index_20_Link" text:visited-style-name="Index_20_Link"><text:span text:style-name="T14"><text:tab/>18</text:span></text:a></text:p>
      <text:p text:style-name="Contents_20_2"><text:a xlink:type="simple" xlink:href="#_Toc442804005" text:style-name="Index_20_Link" text:visited-style-name="Index_20_Link">3.3 DIAGRAMA DE CLASSES</text:a><text:a xlink:type="simple" xlink:href="#_Toc442804005" text:style-name="Index_20_Link" text:visited-style-name="Index_20_Link"><text:span text:style-name="T14"><text:tab/>18</text:span></text:a></text:p>
      <text:p text:style-name="Contents_20_2"><text:a xlink:type="simple" xlink:href="#_Toc442804006" text:style-name="Index_20_Link" text:visited-style-name="Index_20_Link">3.4 PROJETO DE BANCO DE DADOS</text:a><text:a xlink:type="simple" xlink:href="#_Toc442804006" text:style-name="Index_20_Link" text:visited-style-name="Index_20_Link"><text:span text:style-name="T14"><text:tab/>19</text:span></text:a></text:p>
      <text:p text:style-name="Contents_20_3"><text:a xlink:type="simple" xlink:href="#_Toc442804007" text:style-name="Index_20_Link" text:visited-style-name="Index_20_Link">3.4.1 Modelo conceitual</text:a><text:a xlink:type="simple" xlink:href="#_Toc442804007" text:style-name="Index_20_Link" text:visited-style-name="Index_20_Link"><text:span text:style-name="T14"><text:tab/>19</text:span></text:a></text:p>
      <text:p text:style-name="Contents_20_3"><text:a xlink:type="simple" xlink:href="#_Toc442804008" text:style-name="Index_20_Link" text:visited-style-name="Index_20_Link">3.4.2 Modelo lógico</text:a><text:a xlink:type="simple" xlink:href="#_Toc442804008" text:style-name="Index_20_Link" text:visited-style-name="Index_20_Link"><text:span text:style-name="T14"><text:tab/>19</text:span></text:a></text:p>
      <text:p text:style-name="Contents_20_3"><text:a xlink:type="simple" xlink:href="#_Toc442804009" text:style-name="Index_20_Link" text:visited-style-name="Index_20_Link">3.4.3 Modelo físico</text:a><text:a xlink:type="simple" xlink:href="#_Toc442804009" text:style-name="Index_20_Link" text:visited-style-name="Index_20_Link"><text:span text:style-name="T14"><text:tab/>20</text:span></text:a></text:p>
      <text:p text:style-name="Contents_20_3"><text:a xlink:type="simple" xlink:href="#_Toc442804010" text:style-name="Index_20_Link" text:visited-style-name="Index_20_Link">3.4.4 Dicionário de dados</text:a><text:a xlink:type="simple" xlink:href="#_Toc442804010" text:style-name="Index_20_Link" text:visited-style-name="Index_20_Link"><text:span text:style-name="T14"><text:tab/>20</text:span></text:a></text:p>
      <text:p text:style-name="Contents_20_1"><text:a xlink:type="simple" xlink:href="#_Toc442804014" text:style-name="Index_20_Link" text:visited-style-name="Index_20_Link">CONSIDERAÇÕES FINAIS</text:a><text:a xlink:type="simple" xlink:href="#_Toc442804014" text:style-name="Index_20_Link" text:visited-style-name="Index_20_Link"><text:span text:style-name="T14"><text:tab/>23</text:span></text:a></text:p>
      <text:p text:style-name="Contents_20_1"><text:a xlink:type="simple" xlink:href="#_Toc442804015" text:style-name="Index_20_Link" text:visited-style-name="Index_20_Link">REFERÊNCIAS</text:a><text:a xlink:type="simple" xlink:href="#_Toc442804015" text:style-name="Index_20_Link" text:visited-style-name="Index_20_Link"><text:span text:style-name="T14"><text:tab/>25</text:span></text:a></text:p>
      <text:p text:style-name="Contents_20_1"><text:a xlink:type="simple" xlink:href="#_Toc442804016" text:style-name="Index_20_Link" text:visited-style-name="Index_20_Link">APÊNDICE A (opcional)</text:a><text:a xlink:type="simple" xlink:href="#_Toc442804016" text:style-name="Index_20_Link" text:visited-style-name="Index_20_Link"><text:span text:style-name="T14"><text:tab/>26</text:span></text:a></text:p>
      <text:p text:style-name="Contents_20_1"><text:a xlink:type="simple" xlink:href="#_Toc442804017" text:style-name="Index_20_Link" text:visited-style-name="Index_20_Link">ANEXO A (opcional)</text:a><text:a xlink:type="simple" xlink:href="#_Toc442804017" text:style-name="Index_20_Link" text:visited-style-name="Index_20_Link"><text:span text:style-name="T14"><text:tab/>28</text:span></text:a></text:p>
      <text:h text:style-name="P52" text:outline-level="1"><text:bookmark-start text:name="_Toc442803983"/>1 CARACTERIZAÇÃO DO TRABALHO TÉCNICO<text:bookmark-end text:name="_Toc442803983"/></text:h>
      <text:p text:style-name="P28"/>
      <text:p text:style-name="P31"><text:span text:style-name="T6">Neste capítulo iremos abordar os tópicos: </text:span><text:span text:style-name="T7">T</text:span><text:span text:style-name="T6">ema e </text:span><text:span text:style-name="T7">P</text:span><text:span text:style-name="T6">roblema, Soluções </text:span><text:span text:style-name="T7">P</text:span><text:span text:style-name="T6">ropostas, Objetivo, Indicação de metodologia, Estrutura do Documento.</text:span></text:p>
      <text:p text:style-name="Standard"/>
      <text:h text:style-name="P49" text:outline-level="2"><text:bookmark-start text:name="_Toc442803984"/>1.1 TEMA E PROBLEMA<text:bookmark-end text:name="_Toc442803984"/></text:h>
      <text:p text:style-name="P19"><text:bookmark text:name="_GoBack"/><text:span text:style-name="T12">Lentidão nos registro de dados;</text:span></text:p>
      <text:p text:style-name="P23"><text:span text:style-name="T5">Aumento </text:span><text:span text:style-name="T10">na </text:span><text:span text:style-name="T5">produção de lixo, gasto com papeis,maior risco de perda da informação(rasgar ,molhar);</text:span></text:p>
      <text:p text:style-name="P24"><text:span text:style-name="T8">Lentidão ao recolher dados, </text:span><text:span text:style-name="T9">com enorme gasto de tempo;</text:span></text:p>
      <text:p text:style-name="P24"><text:span text:style-name="T9">Limitação dos dados a ser compartilhado.</text:span></text:p>
      <text:p text:style-name="P31"><text:span text:style-name="T5"><text:s/></text:span></text:p>
      <text:p text:style-name="P31"><text:span text:style-name="T5"/></text:p>
      <text:h text:style-name="P49" text:outline-level="2"><text:bookmark-start text:name="_Toc442803985"/>1.2 SOLUÇÃO PROPOSTA<text:bookmark-end text:name="_Toc442803985"/></text:h>
      <text:p text:style-name="P39"/>
      <text:p text:style-name="P33"><text:span text:style-name="T18">Organizar os dados facilitando a visualização,fácil utilização do sistema,agilidade em criar relatórios. Disponib</text:span><text:span text:style-name="T19">ili</text:span><text:span text:style-name="T18">zação,armazenamento seguro e integridade das informações. </text:span></text:p>
      <text:p text:style-name="P12"/>
      <text:h text:style-name="Heading_20_2" text:outline-level="2"><text:bookmark-start text:name="_Toc442803987"/>1.3 OBJETIVO<text:bookmark-end text:name="_Toc442803987"/></text:h>
      <text:p text:style-name="P40"/>
      <text:p text:style-name="P32"><text:bookmark-start text:name="_Toc442803990"/><text:span text:style-name="T18">Registrar as visitas e autos aplicados aos estabelecimentos.</text:span></text:p>
      <text:h text:style-name="Heading_20_2" text:outline-level="2">1.4 INDICAÇÃO DE METODOLOGIA<text:bookmark-end text:name="_Toc442803990"/></text:h>
      <text:p text:style-name="P40"/>
      <text:p text:style-name="P20"><text:span text:style-name="T23">Aqui deverá ser realizada uma breve descrição da metodologia utilizada para o desenvolvimento do sistema (Scrum, RUP, XP)</text:span></text:p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29"><text:soft-page-break/></text:p>
      <text:h text:style-name="Heading_20_2" text:outline-level="2"><text:bookmark-start text:name="_Toc442803991"/>1.5 ESTRUTURA DO DOCUMENTO<text:bookmark-end text:name="_Toc442803991"/></text:h>
      <text:p text:style-name="P15"/>
      <text:p text:style-name="P20"><text:span text:style-name="T23">Aqui deverá ser colocado os tópicos que o documento possui.</text:span></text:p>
      <text:p text:style-name="P20"><text:span text:style-name="T23">Capítulo 2 - ....</text:span></text:p>
      <text:p text:style-name="P20"><text:span text:style-name="T23">Capítulo 3 - ....</text:span></text:p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h text:style-name="Heading_20_1" text:outline-level="1"><text:bookmark-start text:name="_Toc442803992"/>2 PROCEDIMENTOS ADOTADOS<text:bookmark-end text:name="_Toc442803992"/></text:h>
      <text:p text:style-name="P40"/>
      <text:p text:style-name="P34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15"/>
      <text:h text:style-name="Heading_20_2" text:outline-level="2"><text:bookmark-start text:name="_Toc442803994"/>2.2 TÉCNICAS<text:bookmark-end text:name="_Toc442803994"/></text:h>
      <text:p text:style-name="P6"/>
      <text:p text:style-name="P10"><text:span text:style-name="T5"><text:tab/></text:span><text:span text:style-name="T23">Aqui deverá ser descrito as técnicas utilizadas para o desenvolvimento do projeto. Ex, Brainstorming, Etnografia, Padrões de Projeto, Testes (Caixa Preta e Caixa Branca)....</text:span></text:p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h text:style-name="Heading_20_2" text:outline-level="2"><text:bookmark-start text:name="_Toc442803995"/>2.3 FERRAMENTAS<text:bookmark-end text:name="_Toc442803995"/><text:line-break/></text:h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15"/>
      <text:h text:style-name="Heading_20_1" text:outline-level="1"><text:bookmark-start text:name="_Toc442803996"/>3 RESULTADOS<text:bookmark-end text:name="_Toc442803996"/></text:h>
      <text:p text:style-name="P41"/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15"/>
      <text:p text:style-name="P15"/>
      <text:h text:style-name="P49" text:outline-level="2"><text:bookmark-start text:name="_Toc442803998"/>3.1 IDENTIFICAÇÃO DE REQUISITOS<text:bookmark-end text:name="_Toc442803998"/></text:h>
      <text:h text:style-name="Heading_20_3" text:outline-level="3"><text:bookmark-start text:name="_Toc442804000"/>3.1.1 Descrição Simples dos Requisitos<text:bookmark-end text:name="_Toc442804000"/></text:h>
      <text:p text:style-name="P3"/>
      <text:p text:style-name="P11"><text:span text:style-name="T1">Requisitos Funcionais</text:span></text:p>
      <text:p text:style-name="P11"><text:span text:style-name="T23"><text:tab/>Fazer uma tabela com os requisitos funcionais</text:span></text:p>
      <text:p text:style-name="P31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16"/>
      <text:p text:style-name="P11"><text:span text:style-name="T1">Requisitos Não Funcionais</text:span></text:p>
      <text:p text:style-name="P11"><text:span text:style-name="T23"><text:tab/>Fazer uma tabela com os requisitos não funcionais</text:span></text:p>
      <text:p text:style-name="P34"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Standard"/>
      <text:h text:style-name="P49" text:outline-level="2"><text:bookmark-start text:name="_Toc442804001"/>3.2 ANÁLISE DE REQUISITOS<text:bookmark-end text:name="_Toc442804001"/></text:h>
      <text:p text:style-name="P35"/>
      <text:p text:style-name="P34"><text:soft-page-break/><text:span text:style-name="T2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15"/>
      <text:h text:style-name="P54" text:outline-level="3"><text:bookmark-start text:name="_Toc442804002"/>3.2.1 Diagrama de Caso de Uso – UC<text:bookmark-end text:name="_Toc442804002"/></text:h>
      <text:p text:style-name="P4"/>
      <text:p text:style-name="P42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4"/>
      <text:p text:style-name="P36"><text:span text:style-name="T1">&lt;DIAGRAMA&gt;</text:span></text:p>
      <text:p text:style-name="P7"/>
      <text:p text:style-name="P7"/>
      <text:h text:style-name="P53" text:outline-level="3"><text:bookmark-start text:name="_Toc442804003"/>3.2.2 Descrição dos casos de uso com esboços de interfaces gráficas<text:bookmark-end text:name="_Toc442804003"/></text:h>
      <text:p text:style-name="P4"/>
      <text:p text:style-name="P42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7"/>
      <text:h text:style-name="Heading_20_2" text:outline-level="2"><text:bookmark-start text:name="_Toc442804005"/>3.5 DIAGRAMA DE CLASSES<text:bookmark-end text:name="_Toc442804005"/></text:h>
      <text:p text:style-name="P43"/>
      <text:p text:style-name="P44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</text:span><text:soft-page-break/><text:span text:style-name="T5">modelos de tipos. Lorem Ipsum sobreviveu não só a cinco séculos, como também ao salto para a editoração eletrônica, permanecendo essencialmente inalterado.</text:span></text:p>
      <text:p text:style-name="P4"/>
      <text:p text:style-name="P36"><text:span text:style-name="T1">&lt;DIAGRAMA&gt;</text:span></text:p>
      <text:p text:style-name="P7"/>
      <text:h text:style-name="Heading_20_2" text:outline-level="2"><text:bookmark-start text:name="_Toc442804006"/>3.6 PROJETO DE BANCO DE DADOS<text:bookmark-end text:name="_Toc442804006"/></text:h>
      <text:p text:style-name="P45"/>
      <text:p text:style-name="P46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45"/>
      <text:h text:style-name="Heading_20_3" text:outline-level="3"><text:bookmark-start text:name="_Toc442804007"/>3.6.1 Modelo conceitual<text:bookmark-end text:name="_Toc442804007"/></text:h>
      <text:p text:style-name="P47"/>
      <text:p text:style-name="P31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4"/>
      <text:p text:style-name="P36"><text:span text:style-name="T1">&lt;DIAGRAMA&gt;</text:span></text:p>
      <text:p text:style-name="P7"/>
      <text:h text:style-name="Heading_20_3" text:outline-level="3"><text:bookmark-start text:name="_Toc442804008"/>3.6.2 Modelo lógico<text:bookmark-end text:name="_Toc442804008"/></text:h>
      <text:p text:style-name="P37"/>
      <text:p text:style-name="P30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4"/>
      <text:p text:style-name="P36"><text:span text:style-name="T1">&lt;DIAGRAMA&gt;</text:span></text:p>
      <text:p text:style-name="P7"><text:soft-page-break/></text:p>
      <text:p text:style-name="P7"/>
      <text:h text:style-name="P54" text:outline-level="3"><text:bookmark-start text:name="_Toc442804009"/>3.6.3 Modelo físico<text:bookmark-end text:name="_Toc442804009"/></text:h>
      <text:p text:style-name="P38"/>
      <text:p text:style-name="P31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.</text:span></text:p>
      <text:p text:style-name="P4"/>
      <text:p text:style-name="P36"><text:span text:style-name="T1">&lt;SCRIPTS&gt;</text:span></text:p>
      <text:p text:style-name="P7"/>
      <text:p text:style-name="P7"/>
      <text:h text:style-name="Heading_20_1" text:outline-level="1"><text:bookmark-start text:name="_Toc442804014"/>CONSIDERAÇÕES FINAIS<text:bookmark-end text:name="_Toc442804014"/></text:h>
      <text:p text:style-name="P48"/>
      <text:p text:style-name="P44"><text:span text:style-name="T1">Lorem Ipsum</text:span><text:span text:style-name="T5"> é simplesmente uma simulação de texto da indústria tipográfica e de impressos, e vem sendo utilizado desde o século XVI, quando um impressor desconhecido pegou uma bandeja de tipos e os embaralhou para fazer um livro de modelos de tipos. Lorem Ipsum sobreviveu não só a cinco séculos, como também ao salto para a editoração eletrônica, permanecendo essencialmente inalterado</text:span><text:span text:style-name="T11">.</text:span></text:p>
      <text:h text:style-name="Heading_20_1" text:outline-level="1"><text:bookmark-start text:name="_Toc442804015"/>REFERÊNCIAS<text:bookmark-end text:name="_Toc442804015"/></text:h>
      <text:h text:style-name="Heading_20_1" text:outline-level="1"/>
      <text:p text:style-name="P17"/>
      <text:p text:style-name="P17"/>
      <text:h text:style-name="P51" text:outline-level="1"><text:bookmark-start text:name="_Toc358965700"/><text:bookmark-start text:name="_Toc442804016"/>A<text:bookmark-end text:name="_Toc358965700"/>PÊNDICE A (opcional)<text:bookmark-end text:name="_Toc442804016"/></text:h>
      <text:h text:style-name="P50" text:outline-level="1"><text:bookmark-start text:name="_Toc442804017"/>ANEXO A (opcional)<text:bookmark-end text:name="_Toc442804017"/>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2"><text:span text:style-name="T20">GLOSSÁRIO (opcion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break-before="page" fo:keep-with-next="always"/>
      <style:text-properties fo:color="#000000" style:font-name="Arial" fo:font-family="Arial" style:font-family-generic="roman" style:font-pitch="variable" fo:font-size="12pt" fo:font-weight="bold" style:font-size-asian="12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2pt" style:font-size-asian="12pt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size-asian="12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line-height="100%" fo:text-align="justify" style:justify-single-word="false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style:font-size-asian="12pt" style:font-size-complex="12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212cm" loext:contextual-spacing="false" fo:line-height="100%" fo:text-align="justify" style:justify-single-word="false">
        <style:tab-stops>
          <style:tab-stop style:position="1.693cm"/>
          <style:tab-stop style:position="15.984cm" style:type="right" style:leader-style="dotted" style:leader-text="."/>
        </style:tab-stops>
      </style:paragraph-properties>
      <style:text-properties fo:font-variant="small-caps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Action_20_Item" style:display-name="Action Item" style:family="paragraph" style:parent-style-name="Standard" style:default-outline-level="">
      <style:paragraph-properties fo:margin-left="0.635cm" fo:margin-right="0cm" fo:margin-top="0cm" fo:margin-bottom="0.212cm" loext:contextual-spacing="false" fo:line-height="100%" fo:text-indent="-0.635cm" style:auto-text-indent="fals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Comment" style:family="paragraph" style:parent-style-name="Standard" style:default-outline-level="">
      <style:paragraph-properties fo:margin-top="0cm" fo:margin-bottom="0.212cm" loext:contextual-spacing="false" fo:line-height="100%"/>
      <style:text-properties fo:color="#0000ff" style:font-name="Times New Roman" fo:font-family="'Times New Roman'" style:font-family-generic="roman" style:font-pitch="variable" fo:font-size="12pt" fo:font-style="italic" style:font-size-asian="12pt" style:font-style-asian="italic" style:font-size-complex="10pt"/>
    </style:style>
    <style:style style:name="western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caption" style:family="paragraph" style:parent-style-name="Standard" style:next-style-name="Standard" style:default-outline-level="">
      <style:paragraph-properties fo:line-height="100%"/>
      <style:text-properties style:font-name="Arial" fo:font-family="Arial" style:font-family-generic="roman" style:font-pitch="variable" fo:font-size="10pt" style:font-size-asian="10pt" style:font-size-complex="9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212cm" loext:contextual-spacing="false" fo:line-height="10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1_20_Caráter" style:display-name="Cabeçalho 1 Caráter" style:family="text">
      <style:text-properties fo:color="#000000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Texto_20_de_20_balão_20_Caráter" style:display-name="Texto de balão Caráte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Cabeçalho_20_Caráter" style:display-name="Cabeçalho Caráter" style:family="text">
      <style:text-properties style:font-name-asian="Times New Roman1" style:font-family-asian="'Times New Roman'" style:font-family-generic-asian="system" style:font-pitch-asian="variable" style:language-asian="pt" style:country-asian="BR"/>
    </style:style>
    <style:style style:name="Rodapé_20_Caráter" style:display-name="Rodapé Caráter" style:family="text">
      <style:text-properties style:font-name-asian="Times New Roman1" style:font-family-asian="'Times New Roman'" style:font-family-generic-asian="system" style:font-pitch-asian="variable" style:language-asian="pt" style:country-asian="BR"/>
    </style:style>
    <style:style style:name="Cabeçalho_20_2_20_Caráter" style:display-name="Cabeçalho 2 Caráter" style:family="text"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Cabeçalho_20_3_20_Caráter" style:display-name="Cabeçalho 3 Caráte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Assunto_20_de_20_comentário_20_Caráter" style:display-name="Assunto de comentário Caráter" style:family="text" style:parent-style-name="Texto_20_de_20_comentário_20_Caráter"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fo:font-size="11pt" style:font-size-asian="11pt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63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4.533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0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73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343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1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83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15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2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63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533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0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73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343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1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83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2.15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2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9cm" fo:margin-left="1.5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9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4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292cm"/>
          <style:tab-stop style:position="7.5cm" style:type="center"/>
          <style:tab-stop style:position="15cm" style:type="right"/>
          <style:tab-stop style:position="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1">
      <style:header>
        <text:p text:style-name="MP1"><text:tab/><text:tab/><text:tab/><text:tab/><text:page-number text:select-page="current">16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ssica Lourenço</meta:initial-creator>
    <meta:editing-cycles>64</meta:editing-cycles>
    <meta:print-date>2013-06-14T12:57:00</meta:print-date>
    <meta:creation-date>2018-08-08T15:15:00</meta:creation-date>
    <dc:date>2019-02-18T21:40:13.038948435</dc:date>
    <meta:editing-duration>PT6H56M33S</meta:editing-duration>
    <meta:generator>LibreOffice/6.0.7.3$Linux_X86_64 LibreOffice_project/00m0$Build-3</meta:generator>
    <meta:document-statistic meta:table-count="0" meta:image-count="0" meta:object-count="0" meta:page-count="18" meta:paragraph-count="108" meta:word-count="1494" meta:character-count="9512" meta:non-whitespace-character-count="811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